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 fo:min-height="9.656cm" fo:min-width="5.088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9.656cm" fo:min-width="4.072cm"/>
    </style:style>
    <style:style style:name="gr3" style:family="graphic" style:parent-style-name="standard">
      <style:graphic-properties draw:stroke="solid" svg:stroke-width="0.203cm" svg:stroke-color="#000000" draw:marker-start-width="0.812cm" draw:marker-end-width="0.812cm" draw:fill-color="#9999ff" draw:textarea-horizontal-align="justify" draw:textarea-vertical-align="middle" draw:auto-grow-height="false" fo:min-height="1.326cm" fo:min-width="2.829cm" fo:padding-top="0.226cm" fo:padding-bottom="0.226cm" fo:padding-left="0.351cm" fo:padding-right="0.351cm"/>
    </style:style>
    <style:style style:name="gr4" style:family="graphic" style:parent-style-name="standard">
      <style:graphic-properties draw:stroke="solid" svg:stroke-width="0.203cm" svg:stroke-color="#000000" draw:marker-start-width="0.812cm" draw:marker-end-width="0.812cm" draw:fill-color="#9999ff" draw:textarea-horizontal-align="justify" draw:textarea-vertical-align="middle" draw:auto-grow-height="false" fo:min-height="1.326cm" fo:min-width="2.854cm" fo:padding-top="0.226cm" fo:padding-bottom="0.226cm" fo:padding-left="0.351cm" fo:padding-right="0.351cm"/>
    </style:style>
    <style:style style:name="gr5" style:family="graphic" style:parent-style-name="standard">
      <style:graphic-properties draw:stroke="solid" svg:stroke-width="0.203cm" svg:stroke-color="#000000" draw:marker-start-width="0.812cm" draw:marker-end-width="0.812cm" draw:fill-color="#9999ff" draw:textarea-horizontal-align="justify" draw:textarea-vertical-align="middle" draw:auto-grow-height="false" fo:min-height="1.326cm" fo:min-width="2.804cm" fo:padding-top="0.226cm" fo:padding-bottom="0.226cm" fo:padding-left="0.351cm" fo:padding-right="0.3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solid" svg:stroke-width="0.203cm" svg:stroke-color="#000000" draw:marker-start-width="0.812cm" draw:marker-end-width="0.812cm" draw:fill-color="#9999ff" draw:textarea-horizontal-align="justify" draw:textarea-vertical-align="middle" draw:auto-grow-height="false" fo:min-height="6.914cm" fo:min-width="3.87cm" fo:padding-top="0.226cm" fo:padding-bottom="0.226cm" fo:padding-left="0.351cm" fo:padding-right="0.3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standard">
      <style:graphic-properties draw:stroke="none" draw:fill-color="#ff950e" draw:textarea-horizontal-align="justify" draw:textarea-vertical-align="middle" draw:auto-grow-height="false" fo:min-height="1.008cm" fo:min-width="2.016cm"/>
    </style:style>
    <style:style style:name="gr10" style:family="graphic" style:parent-style-name="objectwithoutfill">
      <style:graphic-properties draw:stroke="dash" draw:stroke-dash="Fine_20_Dashed" svg:stroke-width="0.102cm" svg:stroke-color="#00ccff" draw:marker-start-width="0.509cm" draw:marker-end="Symmetric_20_Arrow" draw:marker-end-width="0.611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-color="#dddddd" draw:textarea-horizontal-align="justify" draw:textarea-vertical-align="middle" draw:auto-grow-height="false" fo:min-height="6.862cm" fo:min-width="5.088cm"/>
    </style:style>
    <style:style style:name="gr14" style:family="graphic" style:parent-style-name="standard">
      <style:graphic-properties draw:stroke="solid" svg:stroke-width="0.203cm" svg:stroke-color="#000000" draw:marker-start-width="0.812cm" draw:marker-end-width="0.812cm" draw:fill-color="#9999ff" draw:textarea-horizontal-align="justify" draw:textarea-vertical-align="middle" draw:auto-grow-height="false" fo:min-height="4.12cm" fo:min-width="3.87cm" fo:padding-top="0.226cm" fo:padding-bottom="0.226cm" fo:padding-left="0.351cm" fo:padding-right="0.351cm"/>
    </style:style>
    <style:style style:name="gr15" style:family="graphic" style:parent-style-name="objectwithoutfill">
      <style:graphic-properties svg:stroke-width="0.102cm" svg:stroke-color="#00ccff" draw:marker-start-width="0.509cm" draw:marker-end="Symmetric_20_Arrow" draw:marker-end-width="0.611cm" draw:fill="none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draw:stroke="solid" draw:stroke-dash="Fine_20_Dashed" svg:stroke-width="0.102cm" svg:stroke-color="#ff3333" draw:marker-start-width="0.509cm" draw:marker-end="Symmetric_20_Arrow" draw:marker-end-width="0.611cm" draw:fill="none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draw:fill-color="#dddddd" draw:textarea-horizontal-align="justify" draw:textarea-vertical-align="middle" draw:auto-grow-height="false" fo:min-height="6.862cm" fo:min-width="11.184cm"/>
    </style:style>
    <style:style style:name="gr18" style:family="graphic" style:parent-style-name="standard">
      <style:graphic-properties draw:stroke="solid" svg:stroke-width="0.203cm" svg:stroke-color="#000000" draw:marker-start-width="0.812cm" draw:marker-end-width="0.812cm" draw:fill-color="#9999ff" draw:textarea-horizontal-align="justify" draw:textarea-vertical-align="middle" draw:auto-grow-height="false" fo:min-height="1.834cm" fo:min-width="3.87cm" fo:padding-top="0.226cm" fo:padding-bottom="0.226cm" fo:padding-left="0.351cm" fo:padding-right="0.351cm"/>
    </style:style>
    <style:style style:name="gr19" style:family="graphic" style:parent-style-name="objectwithoutfill">
      <style:graphic-properties draw:stroke="solid" draw:stroke-dash="Fine_20_Dashed" svg:stroke-width="0.102cm" svg:stroke-color="#66ccff" draw:marker-start-width="0.509cm" draw:marker-end="Symmetric_20_Arrow" draw:marker-end-width="0.611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9999ff"/>
      <style:paragraph-properties fo:text-align="center"/>
      <style:text-properties fo:color="#ffffff" fo:font-size="18pt" fo:font-weight="bold" style:font-weight-asian="bold" style:font-weight-complex="bold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style:paragraph-properties fo:text-align="center"/>
      <style:text-properties fo:font-size="32pt"/>
    </style:style>
    <style:style style:name="P8" style:family="paragraph">
      <loext:graphic-properties draw:fill="none" draw:fill-color="#ffffff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18pt" fo:font-style="italic" style:font-style-asian="italic" style:font-style-complex="italic"/>
    </style:style>
    <style:style style:name="P10" style:family="paragraph">
      <loext:graphic-properties draw:fill-color="#ff950e"/>
      <style:paragraph-properties fo:text-align="center"/>
      <style:text-properties fo:color="#ffffff" fo:font-size="18pt" fo:font-style="italic" style:font-style-asian="italic" style:font-style-complex="italic"/>
    </style:style>
    <style:style style:name="P11" style:family="paragraph">
      <loext:graphic-properties draw:fill-color="#ff950e"/>
      <style:paragraph-properties fo:text-align="center"/>
      <style:text-properties fo:font-size="18pt" fo:font-style="italic" style:font-style-asian="italic" style:font-style-complex="italic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fo:color="#ffffff" fo:font-size="20pt" style:font-size-asian="20pt" style:font-size-complex="20pt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18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 fo:font-style="italic" style:font-style-asian="italic" style:font-style-complex="italic"/>
    </style:style>
    <style:style style:name="T4" style:family="text">
      <style:text-properties fo:color="#ffffff" fo:font-size="18pt" fo:font-style="italic" style:font-style-asian="italic" style:font-style-complex="italic"/>
    </style:style>
    <style:style style:name="T5" style:family="text">
      <style:text-properties fo:color="#ffffff" fo:font-size="18pt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588cm" svg:height="9.906cm" svg:x="5.842cm" svg:y="7.1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9.906cm" svg:x="19.558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3.531cm" svg:height="1.778cm" svg:x="20.066cm" svg:y="14.732cm">
          <text:p text:style-name="P2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556cm" svg:height="1.778cm" svg:x="20.066cm" svg:y="11.43cm">
          <text:p text:style-name="P2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3.506cm" svg:height="1.778cm" svg:x="20.066cm" svg:y="9.144cm">
          <text:p text:style-name="P2"><text:span text:style-name="T1">desktop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56cm" svg:height="1.778cm" svg:x="20.066cm" svg:y="7.366cm">
          <draw:text-box>
            <text:p text:style-name="P4"><text:span text:style-name="T2">(JDK)</text:span></text:p>
          </draw:text-box>
        </draw:frame>
        <draw:custom-shape draw:style-name="gr7" draw:text-style-name="P6" xml:id="id1" draw:id="id1" draw:layer="layout" svg:width="4.572cm" svg:height="7.366cm" svg:x="6.35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4.572cm" svg:height="1.27cm" svg:x="6.35cm" svg:y="9.144cm">
          <draw:text-box>
            <text:p text:style-name="P7"><text:span text:style-name="T1">unnamed</text:span></text:p>
          </draw:text-box>
        </draw:frame>
        <draw:custom-shape draw:style-name="gr9" draw:text-style-name="P10" draw:layer="layout" svg:width="3.556cm" svg:height="1.778cm" svg:x="6.858cm" svg:y="10.414cm">
          <text:p text:style-name="P9"><text:span text:style-name="T3">advent.j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556cm" svg:height="1.778cm" svg:x="6.858cm" svg:y="12.446cm">
          <text:p text:style-name="P9"><text:span text:style-name="T3">calendar.j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3.556cm" svg:height="1.778cm" svg:x="6.858cm" svg:y="14.478cm">
          <text:p text:style-name="P9"><text:span text:style-name="T3">guava.j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2" draw:layer="layout" draw:type="curve" svg:x1="10.922cm" svg:y1="12.827cm" svg:x2="20.066cm" svg:y2="10.033cm" draw:start-shape="id1" draw:start-glue-point="1" draw:end-shape="id2" svg:d="M10922 12827c6858 0 2286-2794 9144-2794" svg:viewBox="0 0 9145 2795">
          <text:p/>
        </draw:connector>
        <draw:connector draw:style-name="gr10" draw:text-style-name="P12" draw:layer="layout" draw:type="curve" svg:x1="10.922cm" svg:y1="12.827cm" svg:x2="20.066cm" svg:y2="12.319cm" draw:start-shape="id1" draw:end-shape="id3" draw:end-glue-point="3" svg:d="M10922 12827c6858 0 2286-508 9144-508" svg:viewBox="0 0 9145 509">
          <text:p/>
        </draw:connector>
        <draw:connector draw:style-name="gr10" draw:text-style-name="P12" draw:layer="layout" draw:type="curve" svg:x1="10.922cm" svg:y1="12.827cm" svg:x2="20.066cm" svg:y2="15.621cm" draw:start-shape="id1" draw:end-shape="id4" svg:d="M10922 12827c6858 0 2286 2794 9144 2794" svg:viewBox="0 0 9145 2795">
          <text:p/>
        </draw:connector>
        <draw:frame draw:style-name="gr11" draw:text-style-name="P5" draw:layer="layout" svg:width="6.096cm" svg:height="1.524cm" svg:x="5.588cm" svg:y="7.366cm">
          <draw:text-box>
            <text:p text:style-name="P4"><text:span text:style-name="T2">(Class Path)</text:span></text:p>
          </draw:text-box>
        </draw:frame>
        <draw:frame draw:style-name="gr6" draw:text-style-name="P14" draw:layer="layout" svg:width="3.556cm" svg:height="1.778cm" svg:x="20.041cm" svg:y="13.208cm">
          <draw:text-box>
            <text:p text:style-name="P13"><text:span text:style-name="T1">...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3" draw:text-style-name="P1" draw:layer="layout" svg:width="5.588cm" svg:height="7.112cm" svg:x="12.7cm" svg:y="7.1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588cm" svg:height="7.112cm" svg:x="5.842cm" svg:y="7.1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xml:id="id7" draw:id="id7" draw:layer="layout" svg:width="4.572cm" svg:height="4.572cm" svg:x="6.35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7" draw:layer="layout" svg:width="4.572cm" svg:height="1.27cm" svg:x="6.35cm" svg:y="9.398cm">
          <draw:text-box>
            <text:p text:style-name="P16"><text:span text:style-name="T1">unnamed</text:span></text:p>
          </draw:text-box>
        </draw:frame>
        <draw:custom-shape draw:style-name="gr9" draw:text-style-name="P10" draw:layer="layout" svg:width="3.556cm" svg:height="1.778cm" svg:x="6.858cm" svg:y="11.43cm">
          <text:p text:style-name="P18"><text:span text:style-name="T4">guava.j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5" draw:id="id5" draw:layer="layout" svg:width="3.556cm" svg:height="1.778cm" svg:x="13.716cm" svg:y="9.144cm">
          <text:p text:style-name="P16"><text:span text:style-name="T1">ad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6" draw:id="id6" draw:layer="layout" svg:width="3.556cm" svg:height="1.778cm" svg:x="13.716cm" svg:y="11.938cm">
          <text:p text:style-name="P16"><text:span text:style-name="T1">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2" draw:layer="layout" draw:type="curve" svg:x1="15.494cm" svg:y1="10.922cm" svg:x2="15.494cm" svg:y2="11.938cm" draw:start-shape="id5" draw:start-glue-point="2" draw:end-shape="id6" draw:end-glue-point="0" svg:d="M15494 10922v1016" svg:viewBox="0 0 1 1017">
          <text:p/>
        </draw:connector>
        <draw:connector draw:style-name="gr10" draw:text-style-name="P12" draw:layer="layout" draw:type="curve" svg:x1="10.922cm" svg:y1="11.43cm" svg:x2="13.716cm" svg:y2="10.033cm" draw:start-shape="id7" draw:start-glue-point="1" draw:end-shape="id5" draw:end-glue-point="3" svg:d="M10922 11430c2095 0 699-1397 2794-1397" svg:viewBox="0 0 2795 1398">
          <text:p/>
        </draw:connector>
        <draw:connector draw:style-name="gr10" draw:text-style-name="P12" draw:layer="layout" draw:type="curve" svg:x1="10.922cm" svg:y1="11.43cm" svg:x2="13.716cm" svg:y2="12.827cm" draw:start-shape="id7" draw:start-glue-point="1" draw:end-shape="id6" svg:d="M10922 11430c2095 0 699 1397 2794 1397" svg:viewBox="0 0 2795 1398">
          <text:p/>
        </draw:connector>
        <draw:connector draw:style-name="gr16" draw:text-style-name="P12" draw:layer="layout" draw:type="curve" draw:line-skew="0.685cm" svg:x1="15.494cm" svg:y1="13.716cm" svg:x2="8.636cm" svg:y2="13.716cm" draw:start-shape="id6" draw:start-glue-point="2" draw:end-shape="id7" svg:d="M15494 13716c0 1930-6858 1930-6858 0" svg:viewBox="0 0 6859 1449">
          <text:p/>
        </draw:connector>
        <draw:custom-shape draw:style-name="gr2" draw:text-style-name="P1" xml:id="id8" draw:id="id8" draw:layer="layout" svg:width="4.572cm" svg:height="9.906cm" svg:x="19.558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531cm" svg:height="1.778cm" svg:x="20.066cm" svg:y="14.732cm">
          <text:p text:style-name="P2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778cm" svg:x="20.066cm" svg:y="11.43cm">
          <text:p text:style-name="P2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06cm" svg:height="1.778cm" svg:x="20.066cm" svg:y="9.144cm">
          <text:p text:style-name="P2"><text:span text:style-name="T1">desktop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56cm" svg:height="1.778cm" svg:x="20.066cm" svg:y="7.366cm">
          <draw:text-box>
            <text:p text:style-name="P4"><text:span text:style-name="T2">(JDK)</text:span></text:p>
          </draw:text-box>
        </draw:frame>
        <draw:frame draw:style-name="gr6" draw:text-style-name="P14" draw:layer="layout" svg:width="3.556cm" svg:height="1.778cm" svg:x="20.041cm" svg:y="13.208cm">
          <draw:text-box>
            <text:p text:style-name="P13"><text:span text:style-name="T1">...</text:span></text:p>
          </draw:text-box>
        </draw:frame>
        <draw:connector draw:style-name="gr10" draw:text-style-name="P12" draw:layer="layout" draw:type="curve" svg:x1="8.636cm" svg:y1="13.716cm" svg:x2="21.844cm" svg:y2="17.018cm" draw:start-shape="id7" draw:start-glue-point="2" draw:end-shape="id8" svg:d="M8636 13716c0 5703 13208 4052 13208 3302" svg:viewBox="0 0 13209 4114">
          <text:p/>
        </draw:connector>
        <draw:connector draw:style-name="gr15" draw:text-style-name="P12" draw:layer="layout" draw:type="curve" draw:line-skew="-0.543cm" svg:x1="17.272cm" svg:y1="12.827cm" svg:x2="20.066cm" svg:y2="12.573cm" draw:start-shape="id6" draw:start-glue-point="1" svg:d="M17272 12827c1732 0 336-254 2794-254" svg:viewBox="0 0 2795 255">
          <text:p/>
        </draw:connector>
        <draw:frame draw:style-name="gr11" draw:text-style-name="P5" draw:layer="layout" svg:width="6.096cm" svg:height="1.524cm" svg:x="12.446cm" svg:y="7.366cm">
          <draw:text-box>
            <text:p text:style-name="P4"><text:span text:style-name="T2">(Module Path)</text:span></text:p>
          </draw:text-box>
        </draw:frame>
        <draw:frame draw:style-name="gr11" draw:text-style-name="P5" draw:layer="layout" svg:width="6.096cm" svg:height="1.524cm" svg:x="5.588cm" svg:y="7.366cm">
          <draw:text-box>
            <text:p text:style-name="P4"><text:span text:style-name="T2">(Class Path)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7" draw:text-style-name="P1" draw:layer="layout" svg:width="11.684cm" svg:height="7.112cm" svg:x="6.604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xml:id="id11" draw:id="id11" draw:layer="layout" svg:width="4.572cm" svg:height="2.286cm" svg:x="7.62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3.556cm" svg:height="1.778cm" svg:x="8.128cm" svg:y="9.398cm">
          <text:p text:style-name="P18"><text:span text:style-name="T5">guav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9" draw:id="id9" draw:layer="layout" svg:width="3.556cm" svg:height="1.778cm" svg:x="13.716cm" svg:y="9.144cm">
          <text:p text:style-name="P16"><text:span text:style-name="T1">ad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0" draw:id="id10" draw:layer="layout" svg:width="3.556cm" svg:height="1.778cm" svg:x="13.716cm" svg:y="11.938cm">
          <text:p text:style-name="P16"><text:span text:style-name="T1">calend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2" draw:layer="layout" draw:type="curve" svg:x1="15.494cm" svg:y1="10.922cm" svg:x2="15.494cm" svg:y2="11.938cm" draw:start-shape="id9" draw:start-glue-point="2" draw:end-shape="id10" draw:end-glue-point="0" svg:d="M15494 10922v1016" svg:viewBox="0 0 1 1017">
          <text:p/>
        </draw:connector>
        <draw:connector draw:style-name="gr10" draw:text-style-name="P12" draw:layer="layout" draw:type="curve" svg:x1="12.192cm" svg:y1="10.287cm" svg:x2="13.716cm" svg:y2="10.033cm" draw:start-shape="id11" draw:start-glue-point="1" draw:end-shape="id9" draw:end-glue-point="3" svg:d="M12192 10287c1143 0 381-254 1524-254" svg:viewBox="0 0 1525 255">
          <text:p/>
        </draw:connector>
        <draw:connector draw:style-name="gr10" draw:text-style-name="P12" draw:layer="layout" draw:type="curve" svg:x1="12.192cm" svg:y1="10.287cm" svg:x2="13.716cm" svg:y2="12.827cm" draw:start-shape="id11" draw:start-glue-point="1" draw:end-shape="id10" svg:d="M12192 10287c1143 0 381 2540 1524 2540" svg:viewBox="0 0 1525 2541">
          <text:p/>
        </draw:connector>
        <draw:connector draw:style-name="gr19" draw:text-style-name="P12" draw:layer="layout" draw:type="curve" draw:line-skew="0.685cm" svg:x1="15.494cm" svg:y1="13.716cm" svg:x2="9.906cm" svg:y2="11.43cm" draw:start-shape="id10" draw:start-glue-point="2" draw:end-shape="id11" svg:d="M15494 13716c0 1930-5588 3073-5588-2286" svg:viewBox="0 0 5589 3895">
          <text:p/>
        </draw:connector>
        <draw:custom-shape draw:style-name="gr2" draw:text-style-name="P1" xml:id="id12" draw:id="id12" draw:layer="layout" svg:width="4.572cm" svg:height="9.906cm" svg:x="19.558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531cm" svg:height="1.778cm" svg:x="20.066cm" svg:y="14.732cm">
          <text:p text:style-name="P2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556cm" svg:height="1.778cm" svg:x="20.066cm" svg:y="11.43cm">
          <text:p text:style-name="P2"><text:span text:style-name="T1">xml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06cm" svg:height="1.778cm" svg:x="20.066cm" svg:y="9.144cm">
          <text:p text:style-name="P2"><text:span text:style-name="T1">desktop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56cm" svg:height="1.778cm" svg:x="20.066cm" svg:y="7.366cm">
          <draw:text-box>
            <text:p text:style-name="P4"><text:span text:style-name="T2">(JDK)</text:span></text:p>
          </draw:text-box>
        </draw:frame>
        <draw:frame draw:style-name="gr6" draw:text-style-name="P14" draw:layer="layout" svg:width="3.556cm" svg:height="1.778cm" svg:x="20.041cm" svg:y="13.208cm">
          <draw:text-box>
            <text:p text:style-name="P13"><text:span text:style-name="T1">...</text:span></text:p>
          </draw:text-box>
        </draw:frame>
        <draw:connector draw:style-name="gr10" draw:text-style-name="P12" draw:layer="layout" draw:type="curve" svg:x1="9.906cm" svg:y1="11.43cm" svg:x2="21.844cm" svg:y2="17.018cm" draw:start-shape="id11" draw:start-glue-point="2" draw:end-shape="id12" draw:end-glue-point="2" svg:d="M9906 11430c0 9132 11938 6338 11938 5588" svg:viewBox="0 0 11939 6581">
          <text:p/>
        </draw:connector>
        <draw:connector draw:style-name="gr15" draw:text-style-name="P12" draw:layer="layout" draw:type="curve" draw:line-skew="-0.543cm" svg:x1="17.272cm" svg:y1="12.827cm" svg:x2="20.066cm" svg:y2="12.573cm" draw:start-shape="id10" draw:start-glue-point="1" svg:d="M17272 12827c1732 0 336-254 2794-254" svg:viewBox="0 0 2795 255">
          <text:p/>
        </draw:connector>
        <draw:frame draw:style-name="gr11" draw:text-style-name="P5" draw:layer="layout" svg:width="11.938cm" svg:height="1.524cm" svg:x="6.604cm" svg:y="7.366cm">
          <draw:text-box>
            <text:p text:style-name="P4"><text:span text:style-name="T2">(Module Path)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6:41:35.910899443</meta:creation-date>
    <dc:date>2016-05-08T17:44:56.673494133</dc:date>
    <meta:editing-duration>PT8M59S</meta:editing-duration>
    <meta:editing-cycles>4</meta:editing-cycles>
    <meta:generator>LibreOffice/5.1.2.2.0$Linux_X86_64 LibreOffice_project/10m0$Build-2</meta:generator>
    <meta:document-statistic meta:object-count="82"/>
  </office:meta>
</office:document-meta>
</file>